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break-before="page"/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letter-kerning="true" style:font-name-asian="Arial Unicode MS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top" style:vertical-rel="baseline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55cm" style:run-through="foreground"/>
    </style:style>
    <style:style style:name="gr3" style:family="graphic">
      <style:graphic-properties svg:stroke-width="0.101cm" draw:marker-end="Arrow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draw:stroke="solid" svg:stroke-width="0cm" draw:fill="hatch" draw:fill-color="#ffffff" draw:fill-hatch-name="Black_20_45_20_Degrees" draw:fill-hatch-solid="true" draw:textarea-horizontal-align="center" draw:textarea-vertical-align="middle" fo:padding-top="0cm" fo:padding-bottom="0cm" fo:padding-left="0cm" fo:padding-right="0cm" style:run-through="foreground"/>
    </style:style>
    <style:style style:name="gr5" style:family="graphic">
      <style:graphic-properties draw:fill="solid" draw:fill-color="#000000" draw:textarea-horizontal-align="center" draw:textarea-vertical-align="middle" style:run-through="foreground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Ultrafine_20_Dashed" svg:stroke-width="0.101cm" draw:marker-end="Arrow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draw:fill-hatch-name="Black_20_45_20_Degrees" draw:fill-hatch-solid="true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Black_20_45_20_Degrees" draw:fill-hatch-solid="true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9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15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0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15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_20_2" svg:stroke-width="0cm" svg:stroke-color="#000000" draw:marker-start="" draw:marker-start-width="0.3cm" draw:marker-start-center="false" draw:marker-end="Arrow" draw:marker-end-width="0.15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_20_2" svg:stroke-width="0cm" svg:stroke-color="#000000" draw:marker-start="" draw:marker-start-width="0.3cm" draw:marker-start-center="false" draw:marker-end="Arrow" draw:marker-end-width="0.15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_20_2" svg:stroke-width="0cm" svg:stroke-color="#000000" draw:marker-start="" draw:marker-start-width="0.3cm" draw:marker-start-center="false" draw:marker-end="Arrow" draw:marker-end-width="0.15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4" style:family="graphic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" draw:fill-image-name="Bitmape_20_1" draw:fill-image-width="0cm" draw:fill-image-height="0cm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" draw:fill-image-name="Bitmape_20_1" draw:fill-image-width="0cm" draw:fill-image-height="0cm" fo:min-height="0.5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000000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_20_2" svg:stroke-width="0cm" svg:stroke-color="#000000" draw:marker-start="" draw:marker-start-width="0.3cm" draw:marker-start-center="false" draw:marker-end="Arrow" draw:marker-end-width="0.15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_20_2" svg:stroke-width="0cm" svg:stroke-color="#000000" draw:marker-start="" draw:marker-start-width="0.3cm" draw:marker-start-center="false" draw:marker-end="Arrow" draw:marker-end-width="0.15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1" style:family="graphic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" draw:fill-image-name="Bitmape_20_1" draw:fill-image-width="0cm" draw:fill-image-height="0cm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" draw:fill-image-name="Bitmape_20_1" draw:fill-image-width="0cm" draw:fill-image-height="0cm" fo:min-height="0.5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" draw:fill-image-name="Bitmape_20_1" draw:fill-image-width="0cm" draw:fill-image-height="0cm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" draw:fill-image-name="Bitmape_20_1" draw:fill-image-width="0cm" draw:fill-image-height="0cm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" draw:fill-image-name="Bitmape_20_1" draw:fill-image-width="0cm" draw:fill-image-height="0cm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15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9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15cm" draw:marker-end-center="false" draw:fill="solid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oordinate system of the image file</text:p>
      <text:p text:style-name="P1"><draw:g text:anchor-type="paragraph" draw:z-index="0" draw:style-name="gr1"><draw:frame draw:style-name="gr2" svg:width="0.835cm" svg:height="0.856cm" svg:x="8.968cm" svg:y="0.667cm"><draw:text-box><text:p>X</text:p></draw:text-box></draw:frame><draw:frame draw:style-name="gr2" svg:width="0.835cm" svg:height="0.856cm" svg:x="4.022cm" svg:y="4.006cm"><draw:text-box><text:p>Y</text:p></draw:text-box></draw:frame><draw:line draw:style-name="gr3" draw:text-style-name="P4" svg:x1="3.697cm" svg:y1="0.933cm" svg:x2="8.784cm" svg:y2="0.933cm"><text:p/></draw:line><draw:line draw:style-name="gr3" draw:text-style-name="P4" svg:x1="3.697cm" svg:y1="0.933cm" svg:x2="3.697cm" svg:y2="4.493cm"><text:p/></draw:line><draw:rect draw:style-name="gr4" draw:text-style-name="P4" svg:width="4.336cm" svg:height="2.789cm" svg:x="3.697cm" svg:y="0.932cm"><text:p/></draw:rect><draw:circle draw:style-name="gr5" draw:text-style-name="P4" svg:width="0.244cm" svg:height="0.244cm" svg:x="7.927cm" svg:y="3.604cm"><text:p/></draw:circle><draw:circle draw:style-name="gr5" draw:text-style-name="P4" svg:width="0.244cm" svg:height="0.244cm" svg:x="3.546cm" svg:y="0.789cm"><text:p/></draw:circle><draw:frame draw:style-name="gr2" svg:width="1.849cm" svg:height="1.061cm" svg:x="2.371cm" svg:y="0.131cm"><draw:text-box><text:p>Origin</text:p><text:p>(0,0)</text:p></draw:text-box></draw:frame><draw:frame draw:style-name="gr2" svg:width="3.954cm" svg:height="0.856cm" svg:x="6.543cm" svg:y="3.99cm"><draw:text-box><text:p>(width-1, height-1)</text:p></draw:text-box></draw:frame></draw:g></text:p>
      <text:p text:style-name="P1">Image coordinate system</text:p>
      <text:p text:style-name="P1"><draw:g text:anchor-type="paragraph" draw:z-index="1" draw:style-name="gr6"><draw:frame draw:style-name="gr2" svg:width="0.835cm" svg:height="0.856cm" svg:x="8.846cm" svg:y="1.46cm"><draw:text-box><text:p>X</text:p></draw:text-box></draw:frame><draw:frame draw:style-name="gr2" svg:width="0.835cm" svg:height="0.856cm" svg:x="5.366cm" svg:y="3.475cm"><draw:text-box><text:p>Y</text:p></draw:text-box></draw:frame><draw:rect draw:style-name="gr4" draw:text-style-name="P4" svg:width="4.336cm" svg:height="2.789cm" svg:x="3.637cm" svg:y="0.199cm"><text:p/></draw:rect><draw:line draw:style-name="gr3" draw:text-style-name="P4" svg:x1="5.856cm" svg:y1="0.199cm" svg:x2="5.856cm" svg:y2="3.759cm"><text:p/></draw:line><draw:frame draw:style-name="gr2" svg:width="3.65cm" svg:height="1.061cm" svg:x="6.828cm" svg:y="2.988cm"><draw:text-box><text:p>Origin</text:p><text:p>(width/2, height/2)</text:p></draw:text-box></draw:frame><draw:line draw:style-name="gr3" draw:text-style-name="P4" svg:x1="3.655cm" svg:y1="1.704cm" svg:x2="8.742cm" svg:y2="1.704cm"><text:p/></draw:line><draw:circle draw:style-name="gr5" draw:text-style-name="P4" svg:width="0.327cm" svg:height="0.327cm" svg:x="5.706cm" svg:y="1.554cm"><text:p/></draw:circl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mera coordinate syste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2" draw:style-name="gr6"><draw:frame draw:style-name="gr2" svg:width="0.835cm" svg:height="0.856cm" svg:x="8.522cm" svg:y="0.069cm"><draw:text-box><text:p>Y</text:p></draw:text-box></draw:frame><draw:rect draw:style-name="gr4" draw:text-style-name="P4" svg:width="4.336cm" svg:height="2.789cm" svg:x="3.637cm" svg:y="-3.695cm"><text:p/></draw:rect><draw:line draw:style-name="gr7" draw:text-style-name="P4" svg:x1="5.856cm" svg:y1="-3.695cm" svg:x2="5.856cm" svg:y2="-0.135cm"><text:p/></draw:line><draw:line draw:style-name="gr7" draw:text-style-name="P4" svg:x1="3.657cm" svg:y1="-2.189cm" svg:x2="8.744cm" svg:y2="-2.189cm"><text:p/></draw:line><draw:circle draw:style-name="gr5" draw:text-style-name="P4" svg:width="0.327cm" svg:height="0.327cm" svg:x="5.706cm" svg:y="-2.34cm"><text:p/></draw:circle><draw:line draw:style-name="gr3" draw:text-style-name="P4" svg:x1="3.558cm" svg:y1="-0.09cm" svg:x2="3.558cm" svg:y2="3.47cm"><text:p/></draw:line><draw:line draw:style-name="gr3" draw:text-style-name="P4" svg:x1="3.558cm" svg:y1="-0.09cm" svg:x2="8.645cm" svg:y2="-0.09cm"><text:p/></draw:line><draw:line draw:style-name="gr3" draw:text-style-name="P4" svg:x1="3.558cm" svg:y1="-0.092cm" svg:x2="5.856cm" svg:y2="-2.189cm"><text:p/></draw:line><draw:frame draw:style-name="gr2" draw:text-style-name="P5" svg:width="0.835cm" svg:height="0.856cm" svg:x="4.84cm" svg:y="-2.085cm"><draw:text-box><text:p>X</text:p></draw:text-box></draw:frame><draw:frame draw:style-name="gr2" svg:width="0.835cm" svg:height="0.856cm" svg:x="3.943cm" svg:y="2.877cm"><draw:text-box><text:p>Z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Local Spherical coordinate system</text:p>
      <text:p text:style-name="P1"><draw:g text:anchor-type="paragraph" draw:z-index="3" draw:style-name="gr8"><draw:frame draw:style-name="gr9" draw:text-style-name="P7" svg:width="0.839cm" svg:height="0.787cm" svg:x="8.412cm" svg:y="3.988cm"><draw:text-box><text:p text:style-name="P6"><text:span text:style-name="T1">Y</text:span></text:p></draw:text-box></draw:frame><draw:rect draw:style-name="gr10" draw:text-style-name="P8" svg:width="4.345cm" svg:height="2.797cm" svg:x="3.519cm" svg:y="0.217cm"><text:p/></draw:rect><draw:line draw:style-name="gr11" draw:text-style-name="P8" svg:x1="5.745cm" svg:y1="0.217cm" svg:x2="5.745cm" svg:y2="5.037cm"><text:p/></draw:line><draw:line draw:style-name="gr11" draw:text-style-name="P8" svg:x1="3.541cm" svg:y1="1.726cm" svg:x2="8.638cm" svg:y2="1.726cm"><text:p/></draw:line><draw:line draw:style-name="gr12" draw:text-style-name="P8" svg:x1="3.44cm" svg:y1="3.827cm" svg:x2="3.44cm" svg:y2="6.102cm"><text:p/></draw:line><draw:line draw:style-name="gr12" draw:text-style-name="P8" svg:x1="3.44cm" svg:y1="3.827cm" svg:x2="8.537cm" svg:y2="3.827cm"><text:p/></draw:line><draw:line draw:style-name="gr12" draw:text-style-name="P8" svg:x1="3.44cm" svg:y1="3.827cm" svg:x2="5.743cm" svg:y2="1.726cm"><text:p/></draw:line><draw:frame draw:style-name="gr13" draw:text-style-name="P7" svg:width="0.839cm" svg:height="0.786cm" svg:x="5.07cm" svg:y="1.085cm"><draw:text-box><text:p text:style-name="P6"><text:span text:style-name="T1">X</text:span></text:p></draw:text-box></draw:frame><draw:frame draw:style-name="gr9" draw:text-style-name="P7" svg:width="0.837cm" svg:height="0.787cm" svg:x="3.648cm" svg:y="5.514cm"><draw:text-box><text:p text:style-name="P6"><text:span text:style-name="T1">Z</text:span></text:p></draw:text-box></draw:frame><draw:line draw:style-name="gr14" draw:text-style-name="P8" svg:x1="7.196cm" svg:y1="1.726cm" svg:x2="7.196cm" svg:y2="2.651cm"><text:p/></draw:line><draw:line draw:style-name="gr14" draw:text-style-name="P8" svg:x1="7.198cm" svg:y1="2.651cm" svg:x2="5.745cm" svg:y2="2.651cm"><text:p/></draw:line><draw:ellipse draw:style-name="gr15" draw:text-style-name="P8" svg:width="0.152cm" svg:height="0.154cm" svg:x="7.128cm" svg:y="2.575cm"><text:p/></draw:ellipse><draw:line draw:style-name="gr12" draw:text-style-name="P8" svg:x1="3.44cm" svg:y1="3.827cm" svg:x2="7.196cm" svg:y2="1.726cm"><text:p/></draw:line><draw:line draw:style-name="gr12" draw:text-style-name="P8" svg:x1="3.44cm" svg:y1="3.828cm" svg:x2="7.196cm" svg:y2="2.651cm"><text:p/></draw:line><draw:frame draw:style-name="gr13" draw:text-style-name="P9" svg:width="0.415cm" svg:height="0.786cm" svg:x="4.902cm" svg:y="2.205cm"><draw:text-box><text:p text:style-name="P6"><text:span text:style-name="T2">λ</text:span></text:p></draw:text-box></draw:frame><draw:frame draw:style-name="gr9" draw:text-style-name="P10" svg:width="0.837cm" svg:height="0.787cm" svg:x="5.264cm" svg:y="2.411cm"><draw:text-box><text:p text:style-name="P6"><text:span text:style-name="T3">φ</text:span></text:p></draw:text-box></draw:frame><draw:frame draw:style-name="gr9" draw:text-style-name="P12" svg:width="1.502cm" svg:height="0.787cm" svg:x="5.735cm" svg:y="1.074cm"><draw:text-box><text:p text:style-name="P11"><text:span text:style-name="T3">sx</text:span></text:p></draw:text-box></draw:frame><draw:frame draw:style-name="gr13" draw:text-style-name="P10" svg:width="1.467cm" svg:height="0.786cm" svg:x="7.158cm" svg:y="1.817cm"><draw:text-box><text:p text:style-name="P6"><text:span text:style-name="T3">sy</text:span></text:p></draw:text-box></draw:frame><draw:frame draw:style-name="gr13" draw:text-style-name="P10" svg:width="0.451cm" svg:height="0.786cm" svg:x="4.13cm" svg:y="2.205cm"><draw:text-box><text:p text:style-name="P6"><text:span text:style-name="T3">f</text:span></text:p></draw:text-box></draw:frame><draw:path draw:style-name="gr16" draw:text-style-name="P13" svg:width="0.655cm" svg:height="0.079cm" svg:x="4.475cm" svg:y="2.802cm" svg:viewBox="0 0 656 80" svg:d="m0 80c562-180 656 0 656 0"><text:p/></draw:path><draw:path draw:style-name="gr16" draw:text-style-name="P13" svg:width="0.187cm" svg:height="0.43cm" draw:transform="rotate (0.06108652381979) translate (5.16079638000324cm 2.84312837129622cm)" svg:viewBox="0 0 188 431" svg:d="m0 75346c407-264 27-431 27-431"><text:p/></draw:path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cal Spherical coordinate system</text:p>
      <text:p text:style-name="P1"><draw:g text:anchor-type="paragraph" draw:z-index="4" draw:style-name="gr17"><draw:rect draw:style-name="gr18" draw:text-style-name="P8" svg:width="4.345cm" svg:height="2.798cm" svg:x="1.399cm" svg:y="0.152cm"><text:p/></draw:rect><draw:line draw:style-name="gr19" draw:text-style-name="P8" svg:x1="3.624cm" svg:y1="0.152cm" svg:x2="3.624cm" svg:y2="4.972cm"><text:p/></draw:line><draw:line draw:style-name="gr20" draw:text-style-name="P8" svg:x1="1.42cm" svg:y1="1.661cm" svg:x2="6.517cm" svg:y2="1.661cm"><text:p/></draw:line><draw:line draw:style-name="gr21" draw:text-style-name="P8" svg:x1="1.321cm" svg:y1="3.763cm" svg:x2="1.321cm" svg:y2="6.038cm"><text:p/></draw:line><draw:line draw:style-name="gr22" draw:text-style-name="P8" svg:x1="1.321cm" svg:y1="3.763cm" svg:x2="6.418cm" svg:y2="3.763cm"><text:p/></draw:line><draw:line draw:style-name="gr23" draw:text-style-name="P8" svg:x1="1.321cm" svg:y1="3.762cm" svg:x2="3.624cm" svg:y2="1.661cm"><text:p/></draw:line><draw:frame draw:style-name="gr24" draw:text-style-name="P7" svg:width="0.839cm" svg:height="0.786cm" svg:x="2.95cm" svg:y="1.02cm"><draw:text-box><text:p text:style-name="P6"><text:span text:style-name="T1">Z</text:span></text:p></draw:text-box></draw:frame><draw:frame draw:style-name="gr25" draw:text-style-name="P7" svg:width="0.839cm" svg:height="0.787cm" svg:x="1.528cm" svg:y="5.449cm"><draw:text-box><text:p text:style-name="P6"><text:span text:style-name="T1">Y</text:span></text:p></draw:text-box></draw:frame><draw:line draw:style-name="gr26" draw:text-style-name="P8" svg:x1="5.077cm" svg:y1="1.661cm" svg:x2="5.077cm" svg:y2="2.586cm"><text:p/></draw:line><draw:line draw:style-name="gr27" draw:text-style-name="P8" svg:x1="5.077cm" svg:y1="2.586cm" svg:x2="3.624cm" svg:y2="2.586cm"><text:p/></draw:line><draw:ellipse draw:style-name="gr28" draw:text-style-name="P8" svg:width="0.152cm" svg:height="0.154cm" svg:x="5.008cm" svg:y="2.51cm"><text:p/></draw:ellipse><draw:line draw:style-name="gr29" draw:text-style-name="P8" svg:x1="3.623cm" svg:y1="1.662cm" svg:x2="5.076cm" svg:y2="2.586cm"><text:p/></draw:line><draw:line draw:style-name="gr30" draw:text-style-name="P8" svg:x1="1.321cm" svg:y1="3.763cm" svg:x2="5.077cm" svg:y2="2.586cm"><text:p/></draw:line><draw:frame draw:style-name="gr31" draw:text-style-name="P14" svg:width="1.158cm" svg:height="0.786cm" svg:x="4.267cm" svg:y="1.561cm"><draw:text-box><text:p text:style-name="P6"><text:span text:style-name="T4">rz1</text:span></text:p></draw:text-box></draw:frame><draw:frame draw:style-name="gr32" draw:text-style-name="P12" svg:width="1.502cm" svg:height="0.787cm" svg:x="3.614cm" svg:y="1.009cm"><draw:text-box><text:p text:style-name="P11"><text:span text:style-name="T3">sx</text:span></text:p></draw:text-box></draw:frame><draw:frame draw:style-name="gr33" draw:text-style-name="P10" svg:width="1.468cm" svg:height="0.786cm" svg:x="5.038cm" svg:y="1.752cm"><draw:text-box><text:p text:style-name="P6"><text:span text:style-name="T3">sy</text:span></text:p></draw:text-box></draw:frame><draw:frame draw:style-name="gr34" draw:text-style-name="P10" svg:width="1.283cm" svg:height="0.786cm" svg:x="0.727cm" svg:y="2.759cm"><draw:text-box><text:p text:style-name="P6"><text:span text:style-name="T3">fov</text:span></text:p></draw:text-box></draw:frame><draw:path draw:style-name="gr35" draw:text-style-name="P13" svg:width="0.397cm" svg:height="0.27cm" svg:x="1.958cm" svg:y="3.168cm" svg:viewBox="0 0 398 271" svg:d="m0 6c307-37 372 119 398 265"><text:p/></draw:path><draw:path draw:style-name="gr36" draw:text-style-name="P13" svg:width="0.187cm" svg:height="0.43cm" draw:transform="rotate (0.06108652381979) translate (4.26112971333556cm 1.66304503796301cm)" svg:viewBox="0 0 188 431" svg:d="m0 87458c407-264 27-431 27-431"><text:p/></draw:path><draw:frame draw:style-name="gr37" draw:text-style-name="P14" svg:width="1.158cm" svg:height="0.786cm" svg:x="2.173cm" svg:y="2.54cm"><draw:text-box><text:p text:style-name="P6"><text:span text:style-name="T4">ry</text:span></text:p></draw:text-box></draw:frame><draw:line draw:style-name="gr38" draw:text-style-name="P8" svg:x1="1.321cm" svg:y1="3.773cm" svg:x2="1.401cm" svg:y2="1.666cm"><text:p/></draw:line><draw:line draw:style-name="gr39" draw:text-style-name="P8" svg:x1="1.321cm" svg:y1="3.765cm" svg:x2="5.739cm" svg:y2="1.657cm"><text:p/></draw:line><draw:path draw:style-name="gr40" draw:text-style-name="P13" svg:width="0.672cm" svg:height="0.126cm" svg:x="1.334cm" svg:y="3.305cm" svg:viewBox="0 0 673 127" svg:d="m0 118c283-172 497-144 673 9"><text:p/></draw:path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1" text:anchor-type="as-char" svg:width="6.733cm" svg:height="0.483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Object2" text:anchor-type="as-char" svg:y="0cm" svg:width="3.443cm" svg:height="0.483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ct4" text:anchor-type="as-char" svg:y="0cm" svg:width="3.15cm" svg:height="0.998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1" draw:name="Object3" text:anchor-type="as-char" svg:width="4.764cm" svg:height="0.586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7T13:54:20.37</meta:creation-date>
    <dc:date>2009-11-15T22:26:08.84</dc:date>
    <meta:editing-duration>PT02H41M17S</meta:editing-duration>
    <meta:editing-cycles>9</meta:editing-cycles>
    <meta:generator>OpenOffice.org/3.1$Win32 OpenOffice.org_project/310m19$Build-9420</meta:generator>
    <dc:creator>Slavian Petrov</dc:creator>
    <meta:document-statistic meta:table-count="0" meta:image-count="0" meta:object-count="4" meta:page-count="2" meta:paragraph-count="9" meta:word-count="20" meta:character-count="15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fov</math:mi>
        <math:mo math:stretchy="false">=</math:mo>
        <math:mi math:fontstyle="italic">max</math:mi>
      </math:mrow>
      <math:mrow>
        <math:mo math:stretchy="false">(</math:mo>
        <math:mrow>
          <math:mi math:fontstyle="italic">imageWidth</math:mi>
          <math:mi>,</math:mi>
          <math:mi math:fontstyle="italic">imageHeight</math:mi>
        </math:mrow>
        <math:mo math:stretchy="false">)</math:mo>
      </math:mrow>
    </math:mrow>
    <math:annotation math:encoding="StarMath 5.0">fov=max(imageWidth, imageHeight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rz1</math:mi>
        <math:mo math:stretchy="false">=</math:mo>
        <math:mi math:fontstyle="italic">atan2</math:mi>
      </math:mrow>
      <math:mrow>
        <math:mo math:stretchy="false">(</math:mo>
        <math:mrow>
          <math:mi math:fontstyle="italic">sy</math:mi>
          <math:mi>,</math:mi>
          <math:mi math:fontstyle="italic">sx</math:mi>
        </math:mrow>
        <math:mo math:stretchy="false">)</math:mo>
      </math:mrow>
    </math:mrow>
    <math:annotation math:encoding="StarMath 5.0">rz1=atan2(sy, sx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ry</math:mi>
        <math:mo math:stretchy="false">=</math:mo>
        <math:mi math:fontstyle="italic">atan2</math:mi>
      </math:mrow>
      <math:mrow>
        <math:mo math:stretchy="false">(</math:mo>
        <math:mrow>
          <math:msqrt>
            <math:mrow>
              <math:mo math:stretchy="false">(</math:mo>
              <math:mrow>
                <math:msup>
                  <math:mi math:fontstyle="italic">sx</math:mi>
                  <math:mn>2</math:mn>
                </math:msup>
                <math:mo math:stretchy="false">+</math:mo>
                <math:msup>
                  <math:mi math:fontstyle="italic">sy</math:mi>
                  <math:mn>2</math:mn>
                </math:msup>
              </math:mrow>
              <math:mo math:stretchy="false">)</math:mo>
            </math:mrow>
          </math:msqrt>
          <math:mi>,</math:mi>
          <math:mi>f</math:mi>
        </math:mrow>
        <math:mo math:stretchy="false">)</math:mo>
      </math:mrow>
    </math:mrow>
    <math:annotation math:encoding="StarMath 5.0">ry=atan2(sqrt(sx^2+sy^2), f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row>
        <math:mfrac>
          <math:mn>1</math:mn>
          <math:mn>2</math:mn>
        </math:mfrac>
        <math:mo math:stretchy="false">×</math:mo>
        <math:mrow>
          <math:mi>tan</math:mi>
          <math:mrow>
            <math:mo math:stretchy="false">(</math:mo>
            <math:mfrac>
              <math:mi math:fontstyle="italic">fov</math:mi>
              <math:mn>2</math:mn>
            </math:mfrac>
            <math:mo math:stretchy="false">)</math:mo>
          </math:mrow>
        </math:mrow>
      </math:mrow>
    </math:mrow>
    <math:annotation math:encoding="StarMath 5.0">f={1 over 2} times {tan({fov over 2})}</math:annotation>
  </math:semantics>
</math:math>
</file>